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09:47:46</text:p>
          </table:table-cell>
          <table:table-cell office:value-type="float" office:value="0.0003691" calcext:value-type="float">
            <text:p>0.0003691</text:p>
          </table:table-cell>
          <table:table-cell office:value-type="float" office:value="0.1928122" calcext:value-type="float">
            <text:p>0.1928122</text:p>
          </table:table-cell>
          <table:table-cell office:value-type="float" office:value="0.1931813" calcext:value-type="float">
            <text:p>0.1931813</text:p>
          </table:table-cell>
          <table:table-cell office:value-type="float" office:value="0.5415102" calcext:value-type="float">
            <text:p>0.5415102</text:p>
          </table:table-cell>
          <table:table-cell office:value-type="float" office:value="0.0994033" calcext:value-type="float">
            <text:p>0.0994033</text:p>
          </table:table-cell>
          <table:table-cell office:value-type="float" office:value="2" calcext:value-type="float">
            <text:p>2</text:p>
          </table:table-cell>
          <table:table-cell office:value-type="float" office:value="1.51576995849609" calcext:value-type="float">
            <text:p>1.51576995849609</text:p>
          </table:table-cell>
          <table:table-cell office:value-type="float" office:value="-0.100343398749828" calcext:value-type="float">
            <text:p>-0.100343398749828</text:p>
          </table:table-cell>
          <table:table-cell office:value-type="float" office:value="1.61611335724592" calcext:value-type="float">
            <text:p>1.61611335724592</text:p>
          </table:table-cell>
          <table:table-cell office:value-type="float" office:value="0.258059730799869" calcext:value-type="float">
            <text:p>0.258059730799869</text:p>
          </table:table-cell>
          <table:table-cell office:value-type="float" office:value="0.584250950731798" calcext:value-type="float">
            <text:p>0.584250950731798</text:p>
          </table:table-cell>
          <table:table-cell office:value-type="float" office:value="0.3021568717435" calcext:value-type="float">
            <text:p>0.3021568717435</text:p>
          </table:table-cell>
          <table:table-cell office:value-type="float" office:value="0.213962589856237" calcext:value-type="float">
            <text:p>0.213962589856237</text:p>
          </table:table-cell>
          <table:table-cell office:value-type="float" office:value="0.0881942818872631" calcext:value-type="float">
            <text:p>0.0881942818872631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7:58</text:p>
          </table:table-cell>
          <table:table-cell office:value-type="float" office:value="-0.000271" calcext:value-type="float">
            <text:p>-0.000271</text:p>
          </table:table-cell>
          <table:table-cell office:value-type="float" office:value="0.1938107" calcext:value-type="float">
            <text:p>0.1938107</text:p>
          </table:table-cell>
          <table:table-cell office:value-type="float" office:value="0.1935396" calcext:value-type="float">
            <text:p>0.1935396</text:p>
          </table:table-cell>
          <table:table-cell office:value-type="float" office:value="0.5415157" calcext:value-type="float">
            <text:p>0.5415157</text:p>
          </table:table-cell>
          <table:table-cell office:value-type="float" office:value="0.099404" calcext:value-type="float">
            <text:p>0.099404</text:p>
          </table:table-cell>
          <table:table-cell office:value-type="float" office:value="2" calcext:value-type="float">
            <text:p>2</text:p>
          </table:table-cell>
          <table:table-cell office:value-type="float" office:value="1.41829657554626" calcext:value-type="float">
            <text:p>1.41829657554626</text:p>
          </table:table-cell>
          <table:table-cell office:value-type="float" office:value="-0.100753396749496" calcext:value-type="float">
            <text:p>-0.100753396749496</text:p>
          </table:table-cell>
          <table:table-cell office:value-type="float" office:value="1.51904997229576" calcext:value-type="float">
            <text:p>1.51904997229576</text:p>
          </table:table-cell>
          <table:table-cell office:value-type="float" office:value="0.247809739178047" calcext:value-type="float">
            <text:p>0.247809739178047</text:p>
          </table:table-cell>
          <table:table-cell office:value-type="float" office:value="0.560861137590165" calcext:value-type="float">
            <text:p>0.560861137590165</text:p>
          </table:table-cell>
          <table:table-cell office:value-type="float" office:value="0.236474882811308" calcext:value-type="float">
            <text:p>0.236474882811308</text:p>
          </table:table-cell>
          <table:table-cell office:value-type="float" office:value="0.259144595544785" calcext:value-type="float">
            <text:p>0.259144595544785</text:p>
          </table:table-cell>
          <table:table-cell office:value-type="float" office:value="0.0226697127334773" calcext:value-type="float">
            <text:p>0.0226697127334773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8:11</text:p>
          </table:table-cell>
          <table:table-cell office:value-type="float" office:value="-0.0009608" calcext:value-type="float">
            <text:p>-0.0009608</text:p>
          </table:table-cell>
          <table:table-cell office:value-type="float" office:value="0.1948061" calcext:value-type="float">
            <text:p>0.1948061</text:p>
          </table:table-cell>
          <table:table-cell office:value-type="float" office:value="0.1938453" calcext:value-type="float">
            <text:p>0.1938453</text:p>
          </table:table-cell>
          <table:table-cell office:value-type="float" office:value="0.5415056" calcext:value-type="float">
            <text:p>0.5415056</text:p>
          </table:table-cell>
          <table:table-cell office:value-type="float" office:value="0.0993999" calcext:value-type="float">
            <text:p>0.0993999</text:p>
          </table:table-cell>
          <table:table-cell office:value-type="float" office:value="2" calcext:value-type="float">
            <text:p>2</text:p>
          </table:table-cell>
          <table:table-cell office:value-type="float" office:value="1.77130663394928" calcext:value-type="float">
            <text:p>1.77130663394928</text:p>
          </table:table-cell>
          <table:table-cell office:value-type="float" office:value="-0.100343398749828" calcext:value-type="float">
            <text:p>-0.100343398749828</text:p>
          </table:table-cell>
          <table:table-cell office:value-type="float" office:value="1.87165003269911" calcext:value-type="float">
            <text:p>1.87165003269911</text:p>
          </table:table-cell>
          <table:table-cell office:value-type="float" office:value="0.257157744234428" calcext:value-type="float">
            <text:p>0.257157744234428</text:p>
          </table:table-cell>
          <table:table-cell office:value-type="float" office:value="0.611387011102086" calcext:value-type="float">
            <text:p>0.611387011102086</text:p>
          </table:table-cell>
          <table:table-cell office:value-type="float" office:value="0.184732881560922" calcext:value-type="float">
            <text:p>0.184732881560922</text:p>
          </table:table-cell>
          <table:table-cell office:value-type="float" office:value="0.329582606907934" calcext:value-type="float">
            <text:p>0.329582606907934</text:p>
          </table:table-cell>
          <table:table-cell office:value-type="float" office:value="0.144849725347012" calcext:value-type="float">
            <text:p>0.144849725347012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8:24</text:p>
          </table:table-cell>
          <table:table-cell office:value-type="float" office:value="-0.001525" calcext:value-type="float">
            <text:p>-0.001525</text:p>
          </table:table-cell>
          <table:table-cell office:value-type="float" office:value="0.1958086" calcext:value-type="float">
            <text:p>0.1958086</text:p>
          </table:table-cell>
          <table:table-cell office:value-type="float" office:value="0.1942836" calcext:value-type="float">
            <text:p>0.1942836</text:p>
          </table:table-cell>
          <table:table-cell office:value-type="float" office:value="0.5415057" calcext:value-type="float">
            <text:p>0.5415057</text:p>
          </table:table-cell>
          <table:table-cell office:value-type="float" office:value="0.0994008" calcext:value-type="float">
            <text:p>0.0994008</text:p>
          </table:table-cell>
          <table:table-cell office:value-type="float" office:value="2" calcext:value-type="float">
            <text:p>2</text:p>
          </table:table-cell>
          <table:table-cell office:value-type="float" office:value="2.16244649887085" calcext:value-type="float">
            <text:p>2.16244649887085</text:p>
          </table:table-cell>
          <table:table-cell office:value-type="float" office:value="-0.0999334007501602" calcext:value-type="float">
            <text:p>-0.0999334007501602</text:p>
          </table:table-cell>
          <table:table-cell office:value-type="float" office:value="2.26237989962101" calcext:value-type="float">
            <text:p>2.26237989962101</text:p>
          </table:table-cell>
          <table:table-cell office:value-type="float" office:value="0.276468731416389" calcext:value-type="float">
            <text:p>0.276468731416389</text:p>
          </table:table-cell>
          <table:table-cell office:value-type="float" office:value="0.704850196501735" calcext:value-type="float">
            <text:p>0.704850196501735</text:p>
          </table:table-cell>
          <table:table-cell office:value-type="float" office:value="0.144798882678151" calcext:value-type="float">
            <text:p>0.144798882678151</text:p>
          </table:table-cell>
          <table:table-cell office:value-type="float" office:value="0.408138580154628" calcext:value-type="float">
            <text:p>0.408138580154628</text:p>
          </table:table-cell>
          <table:table-cell office:value-type="float" office:value="0.263339697476476" calcext:value-type="float">
            <text:p>0.263339697476476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8:37</text:p>
          </table:table-cell>
          <table:table-cell office:value-type="float" office:value="-0.0018825" calcext:value-type="float">
            <text:p>-0.0018825</text:p>
          </table:table-cell>
          <table:table-cell office:value-type="float" office:value="0.1968133" calcext:value-type="float">
            <text:p>0.1968133</text:p>
          </table:table-cell>
          <table:table-cell office:value-type="float" office:value="0.1949307" calcext:value-type="float">
            <text:p>0.1949307</text:p>
          </table:table-cell>
          <table:table-cell office:value-type="float" office:value="0.5415239" calcext:value-type="float">
            <text:p>0.5415239</text:p>
          </table:table-cell>
          <table:table-cell office:value-type="float" office:value="0.0993971" calcext:value-type="float">
            <text:p>0.0993971</text:p>
          </table:table-cell>
          <table:table-cell office:value-type="float" office:value="2" calcext:value-type="float">
            <text:p>2</text:p>
          </table:table-cell>
          <table:table-cell office:value-type="float" office:value="2.33054661750793" calcext:value-type="float">
            <text:p>2.33054661750793</text:p>
          </table:table-cell>
          <table:table-cell office:value-type="float" office:value="-0.0991133973002434" calcext:value-type="float">
            <text:p>-0.0991133973002434</text:p>
          </table:table-cell>
          <table:table-cell office:value-type="float" office:value="2.42966001480818" calcext:value-type="float">
            <text:p>2.42966001480818</text:p>
          </table:table-cell>
          <table:table-cell office:value-type="float" office:value="0.275689743785188" calcext:value-type="float">
            <text:p>0.275689743785188</text:p>
          </table:table-cell>
          <table:table-cell office:value-type="float" office:value="0.746321473970945" calcext:value-type="float">
            <text:p>0.746321473970945</text:p>
          </table:table-cell>
          <table:table-cell office:value-type="float" office:value="0.11019488312304" calcext:value-type="float">
            <text:p>0.11019488312304</text:p>
          </table:table-cell>
          <table:table-cell office:value-type="float" office:value="0.441184604447335" calcext:value-type="float">
            <text:p>0.441184604447335</text:p>
          </table:table-cell>
          <table:table-cell office:value-type="float" office:value="0.330989721324295" calcext:value-type="float">
            <text:p>0.330989721324295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8:50</text:p>
          </table:table-cell>
          <table:table-cell office:value-type="float" office:value="-0.0021222" calcext:value-type="float">
            <text:p>-0.0021222</text:p>
          </table:table-cell>
          <table:table-cell office:value-type="float" office:value="0.1978064" calcext:value-type="float">
            <text:p>0.1978064</text:p>
          </table:table-cell>
          <table:table-cell office:value-type="float" office:value="0.1956842" calcext:value-type="float">
            <text:p>0.1956842</text:p>
          </table:table-cell>
          <table:table-cell office:value-type="float" office:value="0.5415074" calcext:value-type="float">
            <text:p>0.5415074</text:p>
          </table:table-cell>
          <table:table-cell office:value-type="float" office:value="0.0994032" calcext:value-type="float">
            <text:p>0.0994032</text:p>
          </table:table-cell>
          <table:table-cell office:value-type="float" office:value="2" calcext:value-type="float">
            <text:p>2</text:p>
          </table:table-cell>
          <table:table-cell office:value-type="float" office:value="2.36703658103943" calcext:value-type="float">
            <text:p>2.36703658103943</text:p>
          </table:table-cell>
          <table:table-cell office:value-type="float" office:value="-0.0999334007501602" calcext:value-type="float">
            <text:p>-0.0999334007501602</text:p>
          </table:table-cell>
          <table:table-cell office:value-type="float" office:value="2.46696998178959" calcext:value-type="float">
            <text:p>2.46696998178959</text:p>
          </table:table-cell>
          <table:table-cell office:value-type="float" office:value="0.265890738274902" calcext:value-type="float">
            <text:p>0.265890738274902</text:p>
          </table:table-cell>
          <table:table-cell office:value-type="float" office:value="0.753494504616283" calcext:value-type="float">
            <text:p>0.753494504616283</text:p>
          </table:table-cell>
          <table:table-cell office:value-type="float" office:value="0.0843648806214333" calcext:value-type="float">
            <text:p>0.0843648806214333</text:p>
          </table:table-cell>
          <table:table-cell office:value-type="float" office:value="0.447416595928371" calcext:value-type="float">
            <text:p>0.447416595928371</text:p>
          </table:table-cell>
          <table:table-cell office:value-type="float" office:value="0.363051715306938" calcext:value-type="float">
            <text:p>0.363051715306938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9:02</text:p>
          </table:table-cell>
          <table:table-cell office:value-type="float" office:value="-0.0022657" calcext:value-type="float">
            <text:p>-0.0022657</text:p>
          </table:table-cell>
          <table:table-cell office:value-type="float" office:value="0.1988075" calcext:value-type="float">
            <text:p>0.1988075</text:p>
          </table:table-cell>
          <table:table-cell office:value-type="float" office:value="0.1965418" calcext:value-type="float">
            <text:p>0.1965418</text:p>
          </table:table-cell>
          <table:table-cell office:value-type="float" office:value="0.5415097" calcext:value-type="float">
            <text:p>0.5415097</text:p>
          </table:table-cell>
          <table:table-cell office:value-type="float" office:value="0.0994" calcext:value-type="float">
            <text:p>0.0994</text:p>
          </table:table-cell>
          <table:table-cell office:value-type="float" office:value="2" calcext:value-type="float">
            <text:p>2</text:p>
          </table:table-cell>
          <table:table-cell office:value-type="float" office:value="2.24649667739868" calcext:value-type="float">
            <text:p>2.24649667739868</text:p>
          </table:table-cell>
          <table:table-cell office:value-type="float" office:value="-0.100343398749828" calcext:value-type="float">
            <text:p>-0.100343398749828</text:p>
          </table:table-cell>
          <table:table-cell office:value-type="float" office:value="2.34684007614851" calcext:value-type="float">
            <text:p>2.34684007614851</text:p>
          </table:table-cell>
          <table:table-cell office:value-type="float" office:value="0.243668747181073" calcext:value-type="float">
            <text:p>0.243668747181073</text:p>
          </table:table-cell>
          <table:table-cell office:value-type="float" office:value="0.714346060594137" calcext:value-type="float">
            <text:p>0.714346060594137</text:p>
          </table:table-cell>
          <table:table-cell office:value-type="float" office:value="0.0647668782621622" calcext:value-type="float">
            <text:p>0.0647668782621622</text:p>
          </table:table-cell>
          <table:table-cell office:value-type="float" office:value="0.422570616099983" calcext:value-type="float">
            <text:p>0.422570616099983</text:p>
          </table:table-cell>
          <table:table-cell office:value-type="float" office:value="0.357803737837821" calcext:value-type="float">
            <text:p>0.357803737837821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9:15</text:p>
          </table:table-cell>
          <table:table-cell office:value-type="float" office:value="-0.0023399" calcext:value-type="float">
            <text:p>-0.0023399</text:p>
          </table:table-cell>
          <table:table-cell office:value-type="float" office:value="0.1998096" calcext:value-type="float">
            <text:p>0.1998096</text:p>
          </table:table-cell>
          <table:table-cell office:value-type="float" office:value="0.1974697" calcext:value-type="float">
            <text:p>0.1974697</text:p>
          </table:table-cell>
          <table:table-cell office:value-type="float" office:value="0.5415068" calcext:value-type="float">
            <text:p>0.5415068</text:p>
          </table:table-cell>
          <table:table-cell office:value-type="float" office:value="0.0994024" calcext:value-type="float">
            <text:p>0.0994024</text:p>
          </table:table-cell>
          <table:table-cell office:value-type="float" office:value="2" calcext:value-type="float">
            <text:p>2</text:p>
          </table:table-cell>
          <table:table-cell office:value-type="float" office:value="1.96605658531189" calcext:value-type="float">
            <text:p>1.96605658531189</text:p>
          </table:table-cell>
          <table:table-cell office:value-type="float" office:value="-0.100753396749496" calcext:value-type="float">
            <text:p>-0.100753396749496</text:p>
          </table:table-cell>
          <table:table-cell office:value-type="float" office:value="2.06680998206139" calcext:value-type="float">
            <text:p>2.06680998206139</text:p>
          </table:table-cell>
          <table:table-cell office:value-type="float" office:value="0.207424737280235" calcext:value-type="float">
            <text:p>0.207424737280235</text:p>
          </table:table-cell>
          <table:table-cell office:value-type="float" office:value="0.626154532350645" calcext:value-type="float">
            <text:p>0.626154532350645</text:p>
          </table:table-cell>
          <table:table-cell office:value-type="float" office:value="0.0491048771888018" calcext:value-type="float">
            <text:p>0.0491048771888018</text:p>
          </table:table-cell>
          <table:table-cell office:value-type="float" office:value="0.365744597371668" calcext:value-type="float">
            <text:p>0.365744597371668</text:p>
          </table:table-cell>
          <table:table-cell office:value-type="float" office:value="0.316639720182866" calcext:value-type="float">
            <text:p>0.316639720182866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9:28</text:p>
          </table:table-cell>
          <table:table-cell office:value-type="float" office:value="-0.0022864" calcext:value-type="float">
            <text:p>-0.0022864</text:p>
          </table:table-cell>
          <table:table-cell office:value-type="float" office:value="0.2008088" calcext:value-type="float">
            <text:p>0.2008088</text:p>
          </table:table-cell>
          <table:table-cell office:value-type="float" office:value="0.1985225" calcext:value-type="float">
            <text:p>0.1985225</text:p>
          </table:table-cell>
          <table:table-cell office:value-type="float" office:value="0.5415051" calcext:value-type="float">
            <text:p>0.5415051</text:p>
          </table:table-cell>
          <table:table-cell office:value-type="float" office:value="0.0994015" calcext:value-type="float">
            <text:p>0.0994015</text:p>
          </table:table-cell>
          <table:table-cell office:value-type="float" office:value="2" calcext:value-type="float">
            <text:p>2</text:p>
          </table:table-cell>
          <table:table-cell office:value-type="float" office:value="1.63395655155182" calcext:value-type="float">
            <text:p>1.63395655155182</text:p>
          </table:table-cell>
          <table:table-cell office:value-type="float" office:value="-0.100753396749496" calcext:value-type="float">
            <text:p>-0.100753396749496</text:p>
          </table:table-cell>
          <table:table-cell office:value-type="float" office:value="1.73470994830132" calcext:value-type="float">
            <text:p>1.73470994830132</text:p>
          </table:table-cell>
          <table:table-cell office:value-type="float" office:value="0.171344735566527" calcext:value-type="float">
            <text:p>0.171344735566527</text:p>
          </table:table-cell>
          <table:table-cell office:value-type="float" office:value="0.522305029535536" calcext:value-type="float">
            <text:p>0.522305029535536</text:p>
          </table:table-cell>
          <table:table-cell office:value-type="float" office:value="0.0434468805789948" calcext:value-type="float">
            <text:p>0.0434468805789948</text:p>
          </table:table-cell>
          <table:table-cell office:value-type="float" office:value="0.299242590554059" calcext:value-type="float">
            <text:p>0.299242590554059</text:p>
          </table:table-cell>
          <table:table-cell office:value-type="float" office:value="0.255795709975064" calcext:value-type="float">
            <text:p>0.255795709975064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9:40</text:p>
          </table:table-cell>
          <table:table-cell office:value-type="float" office:value="0.0008773" calcext:value-type="float">
            <text:p>0.0008773</text:p>
          </table:table-cell>
          <table:table-cell office:value-type="float" office:value="0.1918298" calcext:value-type="float">
            <text:p>0.1918298</text:p>
          </table:table-cell>
          <table:table-cell office:value-type="float" office:value="0.1927072" calcext:value-type="float">
            <text:p>0.1927072</text:p>
          </table:table-cell>
          <table:table-cell office:value-type="float" office:value="0.5415038" calcext:value-type="float">
            <text:p>0.5415038</text:p>
          </table:table-cell>
          <table:table-cell office:value-type="float" office:value="0.0993419" calcext:value-type="float">
            <text:p>0.0993419</text:p>
          </table:table-cell>
          <table:table-cell office:value-type="float" office:value="2" calcext:value-type="float">
            <text:p>2</text:p>
          </table:table-cell>
          <table:table-cell office:value-type="float" office:value="1.63261997699738" calcext:value-type="float">
            <text:p>1.63261997699738</text:p>
          </table:table-cell>
          <table:table-cell office:value-type="float" office:value="-0.100753396749496" calcext:value-type="float">
            <text:p>-0.100753396749496</text:p>
          </table:table-cell>
          <table:table-cell office:value-type="float" office:value="1.73337337374687" calcext:value-type="float">
            <text:p>1.73337337374687</text:p>
          </table:table-cell>
          <table:table-cell office:value-type="float" office:value="0.240183739271015" calcext:value-type="float">
            <text:p>0.240183739271015</text:p>
          </table:table-cell>
          <table:table-cell office:value-type="float" office:value="0.571346358984276" calcext:value-type="float">
            <text:p>0.571346358984276</text:p>
          </table:table-cell>
          <table:table-cell office:value-type="float" office:value="0.323968875035644" calcext:value-type="float">
            <text:p>0.323968875035644</text:p>
          </table:table-cell>
          <table:table-cell office:value-type="float" office:value="0.156398603506386" calcext:value-type="float">
            <text:p>0.156398603506386</text:p>
          </table:table-cell>
          <table:table-cell office:value-type="float" office:value="0.167570271529257" calcext:value-type="float">
            <text:p>0.167570271529257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9:52</text:p>
          </table:table-cell>
          <table:table-cell office:value-type="float" office:value="0.0013611" calcext:value-type="float">
            <text:p>0.0013611</text:p>
          </table:table-cell>
          <table:table-cell office:value-type="float" office:value="0.1908109" calcext:value-type="float">
            <text:p>0.1908109</text:p>
          </table:table-cell>
          <table:table-cell office:value-type="float" office:value="0.1921719" calcext:value-type="float">
            <text:p>0.1921719</text:p>
          </table:table-cell>
          <table:table-cell office:value-type="float" office:value="0.5415072" calcext:value-type="float">
            <text:p>0.5415072</text:p>
          </table:table-cell>
          <table:table-cell office:value-type="float" office:value="0.0994011" calcext:value-type="float">
            <text:p>0.0994011</text:p>
          </table:table-cell>
          <table:table-cell office:value-type="float" office:value="2" calcext:value-type="float">
            <text:p>2</text:p>
          </table:table-cell>
          <table:table-cell office:value-type="float" office:value="1.80727994441986" calcext:value-type="float">
            <text:p>1.80727994441986</text:p>
          </table:table-cell>
          <table:table-cell office:value-type="float" office:value="-0.101573400199413" calcext:value-type="float">
            <text:p>-0.101573400199413</text:p>
          </table:table-cell>
          <table:table-cell office:value-type="float" office:value="1.90885334461927" calcext:value-type="float">
            <text:p>1.90885334461927</text:p>
          </table:table-cell>
          <table:table-cell office:value-type="float" office:value="0.236165735172108" calcext:value-type="float">
            <text:p>0.236165735172108</text:p>
          </table:table-cell>
          <table:table-cell office:value-type="float" office:value="0.598309241256514" calcext:value-type="float">
            <text:p>0.598309241256514</text:p>
          </table:table-cell>
          <table:table-cell office:value-type="float" office:value="0.35857286863029" calcext:value-type="float">
            <text:p>0.35857286863029</text:p>
          </table:table-cell>
          <table:table-cell office:value-type="float" office:value="0.113758601713926" calcext:value-type="float">
            <text:p>0.113758601713926</text:p>
          </table:table-cell>
          <table:table-cell office:value-type="float" office:value="0.244814266916364" calcext:value-type="float">
            <text:p>0.244814266916364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0:05</text:p>
          </table:table-cell>
          <table:table-cell office:value-type="float" office:value="0.0016926" calcext:value-type="float">
            <text:p>0.0016926</text:p>
          </table:table-cell>
          <table:table-cell office:value-type="float" office:value="0.1898065" calcext:value-type="float">
            <text:p>0.1898065</text:p>
          </table:table-cell>
          <table:table-cell office:value-type="float" office:value="0.1914991" calcext:value-type="float">
            <text:p>0.1914991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4072" calcext:value-type="float">
            <text:p>0.0994072</text:p>
          </table:table-cell>
          <table:table-cell office:value-type="float" office:value="2" calcext:value-type="float">
            <text:p>2</text:p>
          </table:table-cell>
          <table:table-cell office:value-type="float" office:value="1.88108003139496" calcext:value-type="float">
            <text:p>1.88108003139496</text:p>
          </table:table-cell>
          <table:table-cell office:value-type="float" office:value="-0.101983398199081" calcext:value-type="float">
            <text:p>-0.101983398199081</text:p>
          </table:table-cell>
          <table:table-cell office:value-type="float" office:value="1.98306342959404" calcext:value-type="float">
            <text:p>1.98306342959404</text:p>
          </table:table-cell>
          <table:table-cell office:value-type="float" office:value="0.227473745727912" calcext:value-type="float">
            <text:p>0.227473745727912</text:p>
          </table:table-cell>
          <table:table-cell office:value-type="float" office:value="0.609486676923458" calcext:value-type="float">
            <text:p>0.609486676923458</text:p>
          </table:table-cell>
          <table:table-cell office:value-type="float" office:value="0.372266885638237" calcext:value-type="float">
            <text:p>0.372266885638237</text:p>
          </table:table-cell>
          <table:table-cell office:value-type="float" office:value="0.0826806058175862" calcext:value-type="float">
            <text:p>0.0826806058175862</text:p>
          </table:table-cell>
          <table:table-cell office:value-type="float" office:value="0.289586279820651" calcext:value-type="float">
            <text:p>0.289586279820651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0:18</text:p>
          </table:table-cell>
          <table:table-cell office:value-type="float" office:value="0.0019059" calcext:value-type="float">
            <text:p>0.0019059</text:p>
          </table:table-cell>
          <table:table-cell office:value-type="float" office:value="0.1888061" calcext:value-type="float">
            <text:p>0.1888061</text:p>
          </table:table-cell>
          <table:table-cell office:value-type="float" office:value="0.190712" calcext:value-type="float">
            <text:p>0.190712</text:p>
          </table:table-cell>
          <table:table-cell office:value-type="float" office:value="0.5415093" calcext:value-type="float">
            <text:p>0.5415093</text:p>
          </table:table-cell>
          <table:table-cell office:value-type="float" office:value="0.0994038" calcext:value-type="float">
            <text:p>0.0994038</text:p>
          </table:table-cell>
          <table:table-cell office:value-type="float" office:value="2" calcext:value-type="float">
            <text:p>2</text:p>
          </table:table-cell>
          <table:table-cell office:value-type="float" office:value="1.79662001132965" calcext:value-type="float">
            <text:p>1.79662001132965</text:p>
          </table:table-cell>
          <table:table-cell office:value-type="float" office:value="-0.101573400199413" calcext:value-type="float">
            <text:p>-0.101573400199413</text:p>
          </table:table-cell>
          <table:table-cell office:value-type="float" office:value="1.89819341152906" calcext:value-type="float">
            <text:p>1.89819341152906</text:p>
          </table:table-cell>
          <table:table-cell office:value-type="float" office:value="0.205907740397379" calcext:value-type="float">
            <text:p>0.205907740397379</text:p>
          </table:table-cell>
          <table:table-cell office:value-type="float" office:value="0.577824426567335" calcext:value-type="float">
            <text:p>0.577824426567335</text:p>
          </table:table-cell>
          <table:table-cell office:value-type="float" office:value="0.354882882535458" calcext:value-type="float">
            <text:p>0.354882882535458</text:p>
          </table:table-cell>
          <table:table-cell office:value-type="float" office:value="0.0569325982593" calcext:value-type="float">
            <text:p>0.0569325982593</text:p>
          </table:table-cell>
          <table:table-cell office:value-type="float" office:value="0.297950284276158" calcext:value-type="float">
            <text:p>0.297950284276158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0:30</text:p>
          </table:table-cell>
          <table:table-cell office:value-type="float" office:value="0.0020051" calcext:value-type="float">
            <text:p>0.0020051</text:p>
          </table:table-cell>
          <table:table-cell office:value-type="float" office:value="0.1878124" calcext:value-type="float">
            <text:p>0.1878124</text:p>
          </table:table-cell>
          <table:table-cell office:value-type="float" office:value="0.1898175" calcext:value-type="float">
            <text:p>0.1898175</text:p>
          </table:table-cell>
          <table:table-cell office:value-type="float" office:value="0.5415079" calcext:value-type="float">
            <text:p>0.5415079</text:p>
          </table:table-cell>
          <table:table-cell office:value-type="float" office:value="0.0993998" calcext:value-type="float">
            <text:p>0.0993998</text:p>
          </table:table-cell>
          <table:table-cell office:value-type="float" office:value="2" calcext:value-type="float">
            <text:p>2</text:p>
          </table:table-cell>
          <table:table-cell office:value-type="float" office:value="1.60064005851746" calcext:value-type="float">
            <text:p>1.60064005851746</text:p>
          </table:table-cell>
          <table:table-cell office:value-type="float" office:value="-0.103213399648666" calcext:value-type="float">
            <text:p>-0.103213399648666</text:p>
          </table:table-cell>
          <table:table-cell office:value-type="float" office:value="1.70385345816612" calcext:value-type="float">
            <text:p>1.70385345816612</text:p>
          </table:table-cell>
          <table:table-cell office:value-type="float" office:value="0.177125745313242" calcext:value-type="float">
            <text:p>0.177125745313242</text:p>
          </table:table-cell>
          <table:table-cell office:value-type="float" office:value="0.514670956408629" calcext:value-type="float">
            <text:p>0.514670956408629</text:p>
          </table:table-cell>
          <table:table-cell office:value-type="float" office:value="0.314948892220855" calcext:value-type="float">
            <text:p>0.314948892220855</text:p>
          </table:table-cell>
          <table:table-cell office:value-type="float" office:value="0.0393025984056294" calcext:value-type="float">
            <text:p>0.0393025984056294</text:p>
          </table:table-cell>
          <table:table-cell office:value-type="float" office:value="0.275646293815225" calcext:value-type="float">
            <text:p>0.275646293815225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0:43</text:p>
          </table:table-cell>
          <table:table-cell office:value-type="float" office:value="0.0021535" calcext:value-type="float">
            <text:p>0.0021535</text:p>
          </table:table-cell>
          <table:table-cell office:value-type="float" office:value="0.1868094" calcext:value-type="float">
            <text:p>0.1868094</text:p>
          </table:table-cell>
          <table:table-cell office:value-type="float" office:value="0.1887629" calcext:value-type="float">
            <text:p>0.1887629</text:p>
          </table:table-cell>
          <table:table-cell office:value-type="float" office:value="0.5415061" calcext:value-type="float">
            <text:p>0.5415061</text:p>
          </table:table-cell>
          <table:table-cell office:value-type="float" office:value="0.0994005" calcext:value-type="float">
            <text:p>0.0994005</text:p>
          </table:table-cell>
          <table:table-cell office:value-type="float" office:value="2" calcext:value-type="float">
            <text:p>2</text:p>
          </table:table-cell>
          <table:table-cell office:value-type="float" office:value="1.36325001716614" calcext:value-type="float">
            <text:p>1.36325001716614</text:p>
          </table:table-cell>
          <table:table-cell office:value-type="float" office:value="-0.101163402199745" calcext:value-type="float">
            <text:p>-0.101163402199745</text:p>
          </table:table-cell>
          <table:table-cell office:value-type="float" office:value="1.46441341936588" calcext:value-type="float">
            <text:p>1.46441341936588</text:p>
          </table:table-cell>
          <table:table-cell office:value-type="float" office:value="0.15002474145731" calcext:value-type="float">
            <text:p>0.15002474145731</text:p>
          </table:table-cell>
          <table:table-cell office:value-type="float" office:value="0.440514569750289" calcext:value-type="float">
            <text:p>0.440514569750289</text:p>
          </table:table-cell>
          <table:table-cell office:value-type="float" office:value="0.267552883550525" calcext:value-type="float">
            <text:p>0.267552883550525</text:p>
          </table:table-cell>
          <table:table-cell office:value-type="float" office:value="0.0324965993640944" calcext:value-type="float">
            <text:p>0.0324965993640944</text:p>
          </table:table-cell>
          <table:table-cell office:value-type="float" office:value="0.23505628418643" calcext:value-type="float">
            <text:p>0.23505628418643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0:55</text:p>
          </table:table-cell>
          <table:table-cell office:value-type="float" office:value="0.0022222" calcext:value-type="float">
            <text:p>0.0022222</text:p>
          </table:table-cell>
          <table:table-cell office:value-type="float" office:value="0.1858078" calcext:value-type="float">
            <text:p>0.1858078</text:p>
          </table:table-cell>
          <table:table-cell office:value-type="float" office:value="0.1876299" calcext:value-type="float">
            <text:p>0.1876299</text:p>
          </table:table-cell>
          <table:table-cell office:value-type="float" office:value="0.5415066" calcext:value-type="float">
            <text:p>0.5415066</text:p>
          </table:table-cell>
          <table:table-cell office:value-type="float" office:value="0.0993984" calcext:value-type="float">
            <text:p>0.0993984</text:p>
          </table:table-cell>
          <table:table-cell office:value-type="float" office:value="2" calcext:value-type="float">
            <text:p>2</text:p>
          </table:table-cell>
          <table:table-cell office:value-type="float" office:value="1.09961998462677" calcext:value-type="float">
            <text:p>1.09961998462677</text:p>
          </table:table-cell>
          <table:table-cell office:value-type="float" office:value="-0.104033403098583" calcext:value-type="float">
            <text:p>-0.104033403098583</text:p>
          </table:table-cell>
          <table:table-cell office:value-type="float" office:value="1.20365338772535" calcext:value-type="float">
            <text:p>1.20365338772535</text:p>
          </table:table-cell>
          <table:table-cell office:value-type="float" office:value="0.12107873930363" calcext:value-type="float">
            <text:p>0.12107873930363</text:p>
          </table:table-cell>
          <table:table-cell office:value-type="float" office:value="0.359368082154859" calcext:value-type="float">
            <text:p>0.359368082154859</text:p>
          </table:table-cell>
          <table:table-cell office:value-type="float" office:value="0.214990876987576" calcext:value-type="float">
            <text:p>0.214990876987576</text:p>
          </table:table-cell>
          <table:table-cell office:value-type="float" office:value="0.0271666016196832" calcext:value-type="float">
            <text:p>0.0271666016196832</text:p>
          </table:table-cell>
          <table:table-cell office:value-type="float" office:value="0.187824275367893" calcext:value-type="float">
            <text:p>0.187824275367893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1:08</text:p>
          </table:table-cell>
          <table:table-cell office:value-type="float" office:value="0.0015897" calcext:value-type="float">
            <text:p>0.0015897</text:p>
          </table:table-cell>
          <table:table-cell office:value-type="float" office:value="0.1848089" calcext:value-type="float">
            <text:p>0.1848089</text:p>
          </table:table-cell>
          <table:table-cell office:value-type="float" office:value="0.1863985" calcext:value-type="float">
            <text:p>0.1863985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3977" calcext:value-type="float">
            <text:p>0.0993977</text:p>
          </table:table-cell>
          <table:table-cell office:value-type="float" office:value="2" calcext:value-type="float">
            <text:p>2</text:p>
          </table:table-cell>
          <table:table-cell office:value-type="float" office:value="0.825330018997192" calcext:value-type="float">
            <text:p>0.825330018997192</text:p>
          </table:table-cell>
          <table:table-cell office:value-type="float" office:value="-0.104443401098251" calcext:value-type="float">
            <text:p>-0.104443401098251</text:p>
          </table:table-cell>
          <table:table-cell office:value-type="float" office:value="0.929773420095444" calcext:value-type="float">
            <text:p>0.929773420095444</text:p>
          </table:table-cell>
          <table:table-cell office:value-type="float" office:value="0.0916817404795438" calcext:value-type="float">
            <text:p>0.0916817404795438</text:p>
          </table:table-cell>
          <table:table-cell office:value-type="float" office:value="0.276135239247499" calcext:value-type="float">
            <text:p>0.276135239247499</text:p>
          </table:table-cell>
          <table:table-cell office:value-type="float" office:value="0.160050883516669" calcext:value-type="float">
            <text:p>0.160050883516669</text:p>
          </table:table-cell>
          <table:table-cell office:value-type="float" office:value="0.0233125974424183" calcext:value-type="float">
            <text:p>0.0233125974424183</text:p>
          </table:table-cell>
          <table:table-cell office:value-type="float" office:value="0.136738286074251" calcext:value-type="float">
            <text:p>0.136738286074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5:37.865148642</dc:date>
    <meta:editing-duration>PT27S</meta:editing-duration>
    <meta:editing-cycles>2</meta:editing-cycles>
    <meta:document-statistic meta:table-count="1" meta:cell-count="396" meta:object-count="0"/>
  </office:meta>
</office:document-meta>
</file>